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Traumatic Stress - Causes</text:h>
      <text:p text:style-name="First_20_paragraph">Human rights activists do difficult and challenging work, and see a good deal of human misery. We may even be fearful for our lives at times. It is therefore important to know how to react following a traumatic event, and how to recognise the symptoms of traumatic stress. (Post-traumatic stress is dealt with in the Expert Lesson.)</text:p>
      <text:p text:style-name="Text_20_body">Any event which is very distressing and outside of the realm of normal human experience can result in traumatic stress. Traumatic stress usually produces a very intense response, including fear and/or helplessness, which may overwhelm the individual?s coping mechanisms. Such a response is a <text:span text:style-name="T1">normal</text:span><text:span text:style-name="T2"> </text:span><text:span text:style-name="T3">reaction</text:span><text:span text:style-name="T4"> </text:span><text:span text:style-name="T5">to</text:span><text:span text:style-name="T6"> </text:span><text:span text:style-name="T7">an</text:span><text:span text:style-name="T8"> </text:span><text:span text:style-name="T9">abnormal</text:span><text:span text:style-name="T10"> </text:span><text:span text:style-name="T11">situation.</text:span></text:p>
      <text:h text:style-name="Heading_20_1" text:outline-level="1">Effects</text:h>
      <text:p text:style-name="First_20_paragraph">At the time of a traumatic event, the person experiencing the event might feel numb and unable to respond.</text:p>
      <text:p text:style-name="Text_20_body">Immediately after a traumatic event, it is common for people to feel shocked, or dazed, or unable to process their own feelings.</text:p>
      <text:p text:style-name="Text_20_body">Over several hours or days, the feelings of shock and denial gradually fade, and other thoughts and feelings take their place.</text:p>
      <text:p text:style-name="Text_20_body">People react differently and take different amounts of time to come to terms with a traumatic event. Even so, you may be surprised by the strength of your feelings. It is normal to experience a mix of feelings.</text:p>
      <text:p text:style-name="Text_20_body">You may feel:</text:p>
      <text:list text:style-name="L1">
        <text:list-item>
          <text:p text:style-name="P1"><text:span text:style-name="T12">Frightened</text:span> ? that the same thing will happen again, or that you might lose control of your feelings and break down.</text:p>
        </text:list-item>
        <text:list-item>
          <text:p text:style-name="P1"><text:span text:style-name="T13">Helpless</text:span> ? that something really bad happened and you could do nothing about it.</text:p>
        </text:list-item>
        <text:list-item>
          <text:p text:style-name="P1"><text:span text:style-name="T14">Angry</text:span> ? about what has happened and with whoever was responsible.</text:p>
        </text:list-item>
        <text:list-item>
          <text:p text:style-name="P1"><text:span text:style-name="T15">Guilty</text:span> ? that you have survived when others have suffered or died.</text:p>
        </text:list-item>
        <text:list-item>
          <text:p text:style-name="P1"><text:span text:style-name="T16">Sad</text:span> ? particularly if people were injured or killed, especially someone you knew.</text:p>
        </text:list-item>
        <text:list-item>
          <text:p text:style-name="P1"><text:span text:style-name="T17">Ashamed</text:span><text:span text:style-name="T18"> </text:span><text:span text:style-name="T19">or</text:span><text:span text:style-name="T20"> </text:span><text:span text:style-name="T21">embarrassed</text:span> ? that you have these strong feelings you can't control, especially if you need others to support you.</text:p>
        </text:list-item>
        <text:list-item>
          <text:p text:style-name="P1"><text:span text:style-name="T22">Relieved</text:span> ? that the danger is over and that the danger has gone.</text:p>
        </text:list-item>
        <text:list-item>
          <text:p text:style-name="P1"><text:span text:style-name="T23">Hopeful</text:span> ? that your life will return to normal. People can start to feel more positive about things quite soon after a trauma.</text:p>
        </text:list-item>
      </text:list>
      <text:p text:style-name="First_20_paragraph">Strong feelings affect your physical health. In the weeks after a trauma, you may find that you:</text:p>
      <text:list text:style-name="L2">
        <text:list-item>
          <text:p text:style-name="P2">Cannot sleep</text:p>
        </text:list-item>
        <text:list-item>
          <text:p text:style-name="P2">Feel very tired</text:p>
        </text:list-item>
        <text:list-item>
          <text:p text:style-name="P2">Dream a lot and have nightmares</text:p>
        </text:list-item>
        <text:list-item>
          <text:p text:style-name="P2">Have poor concentration</text:p>
        </text:list-item>
        <text:list-item>
          <text:p text:style-name="P2">Have memory problems</text:p>
        </text:list-item>
        <text:list-item>
          <text:p text:style-name="P2">Have difficulty thinking clearly</text:p>
        </text:list-item>
        <text:list-item>
          <text:p text:style-name="P2">Suffer from headaches</text:p>
        </text:list-item>
        <text:list-item>
          <text:p text:style-name="P2">Experience changes in appetite</text:p>
        </text:list-item>
        <text:list-item>
          <text:p text:style-name="P2">Experience changes in sex-drive or libido</text:p>
        </text:list-item>
        <text:list-item>
          <text:p text:style-name="P2">Have aches and pains</text:p>
        </text:list-item>
        <text:list-item>
          <text:p text:style-name="P2">Feel that your heart is beating faster.</text:p>
        </text:list-item>
      </text:list>
      <text:p text:style-name="First_20_paragraph">It may take weeks for some of these feelings and symptoms to pass. Remember that these are normal reactions to extreme circumstances; they are not signs that you are weak or sick.</text:p>
      <text:h text:style-name="Heading_20_1" text:outline-level="1">How you can help</text:h>
      <text:p text:style-name="First_20_paragraph">What can you do straight after a trauma to help someone heal? Psychological First Aid is an important first step to support a traumatised person. It is NOT about encouraging or even forcing people to ?debrief? following a traumatic event. There should be no pressure on the affected person to recount what happened to them. It helps to provide a safe and supportive environment for people to feel secure. If they wish to share their experiences they can, but there is absolutely no obligation to do so.</text:p>
      <text:list text:style-name="L3">
        <text:list-item>
          <text:p text:style-name="P3">Ask someone if they require assistance. Remove the person from danger and try to keep them safe. If very distressed do not leave alone.</text:p>
        </text:list-item>
        <text:list-item>
          <text:p text:style-name="P3">Ask about people?s needs. Do they need a blanket? Clothes? Medical treatment? Work with them to prioritise what they are most in need of and what is most important to them at this moment.</text:p>
        </text:list-item>
        <text:list-item>
          <text:p text:style-name="P3">Listen to people and help them to feel calm.</text:p>
        </text:list-item>
      </text:list>
      <text:h text:style-name="Heading_20_1" text:outline-level="1">Coping strategies</text:h>
      <text:p text:style-name="First_20_paragraph">Everyone has natural ways of coping. Encourage people to use their own positive coping strategies, while avoiding negative strategies. This will help them feel stronger and regain a sense of control. You will need to adapt the following suggestions to take account of the person?s culture and what is possible in the particular crisis situation.</text:p>
      <text:p text:style-name="Text_20_body"><text:span text:style-name="T24">Encourage</text:span><text:span text:style-name="T25"> </text:span><text:span text:style-name="T26">Positive</text:span><text:span text:style-name="T27"> </text:span><text:span text:style-name="T28">Coping</text:span><text:span text:style-name="T29"> </text:span><text:span text:style-name="T30">Strategies:</text:span></text:p>
      <text:list text:style-name="L4">
        <text:list-item>
          <text:p text:style-name="P4">Get enough rest.</text:p>
        </text:list-item>
        <text:list-item>
          <text:p text:style-name="P4">Eat as regularly as possible and drink water.</text:p>
        </text:list-item>
        <text:list-item>
          <text:p text:style-name="P4">Talk and spend time with family and friends.</text:p>
        </text:list-item>
        <text:list-item>
          <text:p text:style-name="P4">Discuss problems with someone you trust.</text:p>
        </text:list-item>
        <text:list-item>
          <text:p text:style-name="P4">Do activities that help you relax (walk, sing, pray, play with children).</text:p>
        </text:list-item>
        <text:list-item>
          <text:p text:style-name="P4">Do physical exercise.</text:p>
        </text:list-item>
        <text:list-item>
          <text:p text:style-name="P4">Find safe ways to help others in the crisis and get involved in community activities</text:p>
        </text:list-item>
      </text:list>
      <text:p text:style-name="First_20_paragraph">.</text:p>
      <text:p text:style-name="Text_20_body"><text:span text:style-name="T31">Discourage</text:span><text:span text:style-name="T32"> </text:span><text:span text:style-name="T33">Negative</text:span><text:span text:style-name="T34"> </text:span><text:span text:style-name="T35">Coping</text:span><text:span text:style-name="T36"> </text:span><text:span text:style-name="T37">Strategies:</text:span></text:p>
      <text:list text:style-name="L5">
        <text:list-item>
          <text:p text:style-name="P5">Don?t take drugs, smoke or drink alcohol.</text:p>
        </text:list-item>
        <text:list-item>
          <text:p text:style-name="P5">Don?t sleep all day.</text:p>
        </text:list-item>
        <text:list-item>
          <text:p text:style-name="P5">Don?t work all the time without any rest or relaxation.</text:p>
        </text:list-item>
        <text:list-item>
          <text:p text:style-name="P5">Don?t isolate yourself from friends and loved ones.</text:p>
        </text:list-item>
        <text:list-item>
          <text:p text:style-name="P5">Don?t neglect basic personal hygiene.</text:p>
        </text:list-item>
        <text:list-item>
          <text:p text:style-name="P5">Don?t be violent.</text:p>
        </text:list-item>
      </text:list>
      <text:p text:style-name="First_20_paragraph">It is crucial in the weeks and months after a traumatic event to keep an eye out for changes in personal attitude (depression, frustration, etc.), as these may be signs of longer-term Post Traumatic Stress Disorder (PTSD). This is dealt with in the Expert lesson.</text:p>
      <text:p text:style-name="Text_20_body">Swipe right for this lesson's checklist</text:p>
      <text:p text:style-name="Text_20_body">Go to the Beginner Lesson for advice on how to deal with chronic stress.</text:p>
      <text:p text:style-name="Text_20_body"><text:a xlink:type="simple" xlink:href="umbrella://lesson/stress/0" office:name=""><text:span text:style-name="Definition">Go to Beginner Lesson</text:span></text:a></text:p>
      <text:p text:style-name="Text_20_body">Go to the Expert Lesson for advice on how to deal with post-traumatic stress.</text:p>
      <text:p text:style-name="Text_20_body"><text:a xlink:type="simple" xlink:href="umbrella://lesson/stress/2" office:name=""><text:span text:style-name="Definition">Go to Expert Lesson</text:span></text:a></text:p>
      <text:h text:style-name="Heading_20_3" text:outline-level="3">FURTHER READINGS</text:h>
      <text:list text:style-name="L6">
        <text:list-item>
          <text:p text:style-name="P6"><text:a xlink:type="simple" xlink:href="https://www.odihpn.org/download/gpr_8_revised2pdf" office:name=""><text:span text:style-name="Definition">Good Practice Review Number 8: Operational security management in violent environments (Revised Ed.)</text:span></text:a></text:p>
        </text:list-item>
        <text:list-item>
          <text:p text:style-name="P6"><text:a xlink:type="simple" xlink:href="https://www.google.co.uk/url?sa=t&amp;rct=j&amp;q=&amp;esrc=s&amp;source=web&amp;cd=1&amp;cad=rja&amp;uact=8&amp;ved=0CCEQFjAA&amp;url=http%3A%2F%2Fec.europa.eu%2Fecho%2Ffiles%2Fevaluation%2Fwatsan2005%2Fannex_files%2FECHO%2FECHO12%20-%20echo_generic_security_guide_en.doc&amp;ei=kLxAVc6LOILuUP2SgbAE&amp;usg=AFQjCNEXEOcbLeV24f3WolHmDwLq7KJzlQ&amp;sig2=hbnI7wfdrGIHS7mmikBRWA" office:name=""><text:span text:style-name="Definition">ECHO Generic Security Guide for Humanitarian Organisations</text:span></text:a></text:p>
        </text:list-item>
        <text:list-item>
          <text:p text:style-name="P6"><text:a xlink:type="simple" xlink:href="http://protectioninternational.org/publication/new-protection-manual-for-human-rights-defenders-3rd-edition/" office:name=""><text:span text:style-name="Definition">Protection International: New Protection Manual for Human Rights Defenders (3rd Ed.)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